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fo:border="0.06pt solid #000000"/>
      <style:text-properties fo:font-weight="bold" style:font-weight-asian="bold" style:font-weight-complex="bold"/>
    </style:style>
    <style:style style:name="ce1" style:family="table-cell" style:parent-style-name="Default" style:data-style-name="N99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 analizar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Ref paper Caro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Distancia</text:p>
          </table:table-cell>
          <table:table-cell table:style-name="ce2" office:value-type="string" calcext:value-type="string">
            <text:p>Error_estad</text:p>
          </table:table-cell>
          <table:table-cell table:style-name="ce2" office:value-type="string" calcext:value-type="string">
            <text:p>Error_sist</text:p>
          </table:table-cell>
          <table:table-cell table:style-name="ce2" office:value-type="string" calcext:value-type="string">
            <text:p>wb_fid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5" office:value-type="string" calcext:value-type="string">
            <text:p>Datos nuevos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/>
          <table:table-cell table:style-name="ce6" office:value-type="string" calcext:value-type="string">
            <text:p>Dato del paper de Caro que falta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?</text:p>
          </table:table-cell>
          <table:table-cell office:value-type="float" office:value="2.33" calcext:value-type="float">
            <text:p>2.33</text:p>
          </table:table-cell>
          <table:table-cell office:value-type="float" office:value="37.77" calcext:value-type="float">
            <text:p>37.77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81?</text:p>
          </table:table-cell>
          <table:table-cell office:value-type="float" office:value="2.33" calcext:value-type="float">
            <text:p>2.33</text:p>
          </table:table-cell>
          <table:table-cell office:value-type="float" office:value="9.07" calcext:value-type="float">
            <text:p>9.07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/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/>
          <table:table-cell office:value-type="string" calcext:value-type="string">
            <text:p>H*ŕ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/>
          <table:table-cell office:value-type="string" calcext:value-type="string">
            <text:p>H*rd</text:p>
          </table:table-cell>
          <table:table-cell table:number-columns-repeated="8"/>
        </table:table-row>
      </table:table>
      <table:table table:name="Para analizar (todos los datos)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Ref paper Caro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Distancia</text:p>
          </table:table-cell>
          <table:table-cell table:style-name="ce2" office:value-type="string" calcext:value-type="string">
            <text:p>Error_estad</text:p>
          </table:table-cell>
          <table:table-cell table:style-name="ce2" office:value-type="string" calcext:value-type="string">
            <text:p>Error_sist</text:p>
          </table:table-cell>
          <table:table-cell table:style-name="ce2" office:value-type="string" calcext:value-type="string">
            <text:p>wb_fid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5" office:value-type="string" calcext:value-type="string">
            <text:p>Datos nuevos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float" office:value="0.0215472" calcext:value-type="float">
            <text:p>0.0215472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/>
          <table:table-cell table:style-name="ce6" office:value-type="string" calcext:value-type="string">
            <text:p>Dato del paper de Caro que falta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0.02213992" calcext:value-type="float">
            <text:p>0.02213992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02156" calcext:value-type="float">
            <text:p>0.02156</text:p>
          </table:table-cell>
          <table:table-cell office:value-type="string" calcext:value-type="string">
            <text:p>Da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?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33" calcext:value-type="float">
            <text:p>2.33</text:p>
          </table:table-cell>
          <table:table-cell office:value-type="float" office:value="37.77" calcext:value-type="float">
            <text:p>37.77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?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33" calcext:value-type="float">
            <text:p>2.33</text:p>
          </table:table-cell>
          <table:table-cell office:value-type="float" office:value="9.07" calcext:value-type="float">
            <text:p>9.07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</table:table>
      <table:table table:name="Origina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Error_estad</text:p>
          </table:table-cell>
          <table:table-cell office:value-type="string" calcext:value-type="string">
            <text:p>Error_sist</text:p>
          </table:table-cell>
          <table:table-cell office:value-type="string" calcext:value-type="string">
            <text:p>type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Datos nuevos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13.23 +/- 0.4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table:number-columns-repeated="6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30.21 +/- 0.79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19.77 +/- 0.4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Dm/rd</text:p>
          </table:table-cell>
          <table:table-cell table:number-columns-repeated="6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7.65 +/- 0.3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 office:value-type="string" calcext:value-type="string">
            <text:p>H*rd</text:p>
          </table:table-cell>
          <table:table-cell office:value-type="string" calcext:value-type="string">
            <text:p>12044.07 +/- 251.226 +/- 133.002</text:p>
          </table:table-cell>
          <table:table-cell table:number-columns-repeated="11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3.378 +/- 0.156 +/- 0.095</text:p>
          </table:table-cell>
          <table:table-cell table:number-columns-repeated="11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 office:value-type="string" calcext:value-type="string">
            <text:p>H*ŕd</text:p>
          </table:table-cell>
          <table:table-cell office:value-type="string" calcext:value-type="string">
            <text:p>13374.09 +/- 251.226 +/- 147.78</text:p>
          </table:table-cell>
          <table:table-cell table:number-columns-repeated="11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5.449 +/- 0.189 +/- 0.108 </text:p>
          </table:table-cell>
          <table:table-cell table:number-columns-repeated="4"/>
          <table:table-cell table:style-name="ce6" office:value-type="string" calcext:value-type="string">
            <text:p>Dato del paper de Caro que falta</text:p>
          </table:table-cell>
          <table:table-cell table:number-columns-repeated="6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 office:value-type="string" calcext:value-type="string">
            <text:p>H*rd</text:p>
          </table:table-cell>
          <table:table-cell office:value-type="string" calcext:value-type="string">
            <text:p>14378.994 +/- 266.004 +/- 162.558 </text:p>
          </table:table-cell>
          <table:table-cell table:number-columns-repeated="5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/rd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1.548 <text:s/>+/- 0.559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4.946 +/- 0.680</text:p>
          </table:table-cell>
          <table:table-cell table:number-columns-repeated="11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6.931 +/- 0.579</text:p>
          </table:table-cell>
          <table:table-cell table:number-columns-repeated="11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26.005 +/- 0.99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.01" calcext:value-type="float">
            <text:p>9.0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9.01±0.36</text:p>
          </table:table-cell>
          <table:table-cell table:number-columns-repeated="11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5.7" calcext:value-type="float">
            <text:p>35.7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35.7±1.7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table:style-name="Default" office:value-type="string" calcext:value-type="string">
            <text:p>8.94 +/- 0.22 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table:style-name="ce4" office:value-type="string" calcext:value-type="string">
            <text:p>36.6 +/- 1.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4:05:47.912585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01:52:21.270778394</meta:creation-date>
    <dc:date>2021-06-13T14:58:43.170055654</dc:date>
    <meta:editing-duration>PT5H58M11S</meta:editing-duration>
    <meta:editing-cycles>14</meta:editing-cycles>
    <meta:generator>LibreOffice/6.4.6.2$Linux_X86_64 LibreOffice_project/40$Build-2</meta:generator>
    <meta:document-statistic meta:table-count="3" meta:cell-count="431" meta:object-count="0"/>
  </office:meta>
</office:document-meta>
</file>